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d8310" officeooo:paragraph-rsid="000d8310"/>
    </style:style>
    <style:style style:name="P2" style:family="paragraph" style:parent-style-name="Standard">
      <style:text-properties officeooo:rsid="000d95fa" officeooo:paragraph-rsid="000d95fa"/>
    </style:style>
    <style:style style:name="P3" style:family="paragraph" style:parent-style-name="Standard">
      <style:text-properties officeooo:rsid="000e3221" officeooo:paragraph-rsid="000e3221"/>
    </style:style>
    <style:style style:name="P4" style:family="paragraph" style:parent-style-name="Standard">
      <style:text-properties officeooo:rsid="000e5d2f" officeooo:paragraph-rsid="000e5d2f"/>
    </style:style>
    <style:style style:name="P5" style:family="paragraph" style:parent-style-name="Standard">
      <style:text-properties fo:font-weight="bold" officeooo:rsid="001045a2" officeooo:paragraph-rsid="001045a2" style:font-weight-asian="bold" style:font-weight-complex="bold"/>
    </style:style>
    <style:style style:name="P6" style:family="paragraph" style:parent-style-name="Standard">
      <style:text-properties fo:font-weight="bold" officeooo:rsid="00122424" officeooo:paragraph-rsid="00122424" style:font-weight-asian="bold" style:font-weight-complex="bold"/>
    </style:style>
    <style:style style:name="P7" style:family="paragraph" style:parent-style-name="Standard">
      <style:text-properties fo:font-weight="bold" officeooo:rsid="0014ae94" officeooo:paragraph-rsid="00182804" style:font-weight-asian="bold" style:font-weight-complex="bold"/>
    </style:style>
    <style:style style:name="P8" style:family="paragraph" style:parent-style-name="Standard">
      <style:text-properties fo:font-weight="bold" officeooo:rsid="00162cd0" officeooo:paragraph-rsid="00162cd0" style:font-weight-asian="bold" style:font-weight-complex="bold"/>
    </style:style>
    <style:style style:name="P9" style:family="paragraph" style:parent-style-name="Standard">
      <style:text-properties fo:font-weight="bold" officeooo:rsid="0018df20" officeooo:paragraph-rsid="0018df20" style:font-weight-asian="bold" style:font-weight-complex="bold"/>
    </style:style>
    <style:style style:name="P10" style:family="paragraph" style:parent-style-name="Standard">
      <style:text-properties fo:font-weight="bold" officeooo:rsid="001b0e62" officeooo:paragraph-rsid="001b0e62" style:font-weight-asian="bold" style:font-weight-complex="bold"/>
    </style:style>
    <style:style style:name="P11" style:family="paragraph" style:parent-style-name="Standard">
      <style:text-properties fo:font-weight="bold" officeooo:rsid="002037c0" officeooo:paragraph-rsid="002037c0" style:font-weight-asian="bold" style:font-weight-complex="bold"/>
    </style:style>
    <style:style style:name="P12" style:family="paragraph" style:parent-style-name="Standard">
      <style:text-properties fo:font-weight="bold" officeooo:rsid="00227d99" officeooo:paragraph-rsid="00227d99" style:font-weight-asian="bold" style:font-weight-complex="bold"/>
    </style:style>
    <style:style style:name="P13" style:family="paragraph" style:parent-style-name="Standard">
      <style:text-properties fo:font-weight="bold" officeooo:rsid="00259e37" officeooo:paragraph-rsid="00259e37" style:font-weight-asian="bold" style:font-weight-complex="bold"/>
    </style:style>
    <style:style style:name="P14" style:family="paragraph" style:parent-style-name="Standard">
      <style:text-properties fo:font-weight="bold" officeooo:rsid="0025e61b" officeooo:paragraph-rsid="0025e61b" style:font-weight-asian="bold" style:font-weight-complex="bold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293747" officeooo:paragraph-rsid="002d121c" style:font-weight-asian="bold" style:font-weight-complex="bold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2d121c" officeooo:paragraph-rsid="002d121c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293747" officeooo:paragraph-rsid="00293747" style:font-weight-asian="bold" style:font-weight-complex="bold"/>
    </style:style>
    <style:style style:name="P18" style:family="paragraph" style:parent-style-name="Standard">
      <style:text-properties fo:font-weight="normal" officeooo:rsid="000d95fa" officeooo:paragraph-rsid="000d95fa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0e3221" officeooo:paragraph-rsid="000e3221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0f20f5" officeooo:paragraph-rsid="000efbb8" style:font-weight-asian="normal" style:font-weight-complex="normal"/>
    </style:style>
    <style:style style:name="P21" style:family="paragraph" style:parent-style-name="Standard" style:list-style-name="L2">
      <style:text-properties style:text-underline-style="none" fo:font-weight="normal" officeooo:rsid="001045a2" officeooo:paragraph-rsid="001045a2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045a2" officeooo:paragraph-rsid="001045a2" style:font-weight-asian="normal" style:font-weight-complex="normal"/>
    </style:style>
    <style:style style:name="P23" style:family="paragraph" style:parent-style-name="Standard" style:list-style-name="L3">
      <style:text-properties style:text-underline-style="none" fo:font-weight="normal" officeooo:rsid="0012861d" officeooo:paragraph-rsid="0012861d" style:font-weight-asian="normal" style:font-weight-complex="normal"/>
    </style:style>
    <style:style style:name="P24" style:family="paragraph" style:parent-style-name="Standard" style:list-style-name="L3">
      <style:text-properties style:text-underline-style="none" fo:font-weight="normal" officeooo:rsid="00130ade" officeooo:paragraph-rsid="00130ade" style:font-weight-asian="normal" style:font-weight-complex="normal"/>
    </style:style>
    <style:style style:name="P25" style:family="paragraph" style:parent-style-name="Standard" style:list-style-name="L3">
      <style:text-properties style:text-underline-style="none" fo:font-weight="normal" officeooo:rsid="0013d60f" officeooo:paragraph-rsid="0013d60f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3d60f" officeooo:paragraph-rsid="0013d60f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4a574" officeooo:paragraph-rsid="0014a574" style:font-weight-asian="normal" style:font-weight-complex="normal"/>
    </style:style>
    <style:style style:name="P28" style:family="paragraph" style:parent-style-name="Standard" style:list-style-name="L4">
      <style:text-properties style:text-underline-style="none" fo:font-weight="normal" officeooo:rsid="0014ae94" officeooo:paragraph-rsid="00182804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4ae94" officeooo:paragraph-rsid="0014ae94" style:font-weight-asian="normal" style:font-weight-complex="normal"/>
    </style:style>
    <style:style style:name="P30" style:family="paragraph" style:parent-style-name="Standard" style:list-style-name="L5">
      <style:text-properties style:text-underline-style="none" fo:font-weight="normal" officeooo:rsid="001691f4" officeooo:paragraph-rsid="001691f4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1691f4" officeooo:paragraph-rsid="001691f4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18df20" officeooo:paragraph-rsid="0018df20" style:font-weight-asian="normal" style:font-weight-complex="normal"/>
    </style:style>
    <style:style style:name="P33" style:family="paragraph" style:parent-style-name="Standard" style:list-style-name="L6">
      <style:text-properties style:text-underline-style="none" fo:font-weight="normal" officeooo:rsid="001b0e62" officeooo:paragraph-rsid="001b0e62" style:font-weight-asian="normal" style:font-weight-complex="normal"/>
    </style:style>
    <style:style style:name="P34" style:family="paragraph" style:parent-style-name="Standard" style:list-style-name="L6">
      <style:text-properties style:text-underline-style="none" fo:font-weight="normal" officeooo:rsid="001ce21b" officeooo:paragraph-rsid="001ce21b" style:font-weight-asian="normal" style:font-weight-complex="normal"/>
    </style:style>
    <style:style style:name="P35" style:family="paragraph" style:parent-style-name="Standard" style:list-style-name="L6">
      <style:text-properties style:text-underline-style="none" fo:font-weight="normal" officeooo:rsid="001edd51" officeooo:paragraph-rsid="001edd51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1edd51" officeooo:paragraph-rsid="001edd51" style:font-weight-asian="normal" style:font-weight-complex="normal"/>
    </style:style>
    <style:style style:name="P37" style:family="paragraph" style:parent-style-name="Standard" style:list-style-name="L7">
      <style:text-properties style:text-underline-style="none" fo:font-weight="normal" officeooo:rsid="002037c0" officeooo:paragraph-rsid="002037c0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2037c0" officeooo:paragraph-rsid="002037c0" style:font-weight-asian="normal" style:font-weight-complex="normal"/>
    </style:style>
    <style:style style:name="P39" style:family="paragraph" style:parent-style-name="Standard" style:list-style-name="L8">
      <style:text-properties style:text-underline-style="none" fo:font-weight="normal" officeooo:rsid="00213707" officeooo:paragraph-rsid="00213707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213707" officeooo:paragraph-rsid="00213707" style:font-weight-asian="normal" style:font-weight-complex="normal"/>
    </style:style>
    <style:style style:name="P41" style:family="paragraph" style:parent-style-name="Standard" style:list-style-name="L9">
      <style:text-properties style:text-underline-style="none" fo:font-weight="normal" officeooo:rsid="00227d99" officeooo:paragraph-rsid="00227d99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227d99" officeooo:paragraph-rsid="00227d99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259e37" officeooo:paragraph-rsid="00259e37" style:font-weight-asian="normal" style:font-weight-complex="normal"/>
    </style:style>
    <style:style style:name="P44" style:family="paragraph" style:parent-style-name="Standard" style:list-style-name="L1">
      <style:text-properties officeooo:rsid="000efbb8" officeooo:paragraph-rsid="000efbb8"/>
    </style:style>
    <style:style style:name="P45" style:family="paragraph" style:parent-style-name="Standard" style:list-style-name="L4">
      <style:text-properties officeooo:rsid="00182804" officeooo:paragraph-rsid="00182804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style:font-name="Nimbus Mono L" style:text-underline-style="none" fo:font-weight="normal" officeooo:rsid="0027e107" officeooo:paragraph-rsid="0027e107" style:font-weight-asian="normal" style:font-weight-complex="normal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style:font-name="Nimbus Mono L" style:text-underline-style="none" fo:font-weight="normal" officeooo:rsid="00293747" officeooo:paragraph-rsid="00293747" style:font-weight-asian="normal" style:font-weight-complex="normal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style:font-name="Nimbus Mono L" style:text-underline-style="none" fo:font-weight="normal" officeooo:rsid="00293747" officeooo:paragraph-rsid="002a7009" style:font-weight-asian="normal" style:font-weight-complex="normal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style:font-name="Nimbus Mono L" style:text-underline-style="none" fo:font-weight="normal" officeooo:rsid="002d121c" officeooo:paragraph-rsid="002d121c" style:font-weight-asian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Nimbus Mono L" style:text-underline-style="none" fo:font-weight="normal" officeooo:rsid="0027e107" officeooo:paragraph-rsid="0027e107" style:font-weight-asian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normal" officeooo:rsid="00293747" officeooo:paragraph-rsid="00293747" style:font-weight-asian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normal" officeooo:rsid="002c4939" officeooo:paragraph-rsid="002c4939" style:font-weight-asian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normal" officeooo:rsid="002e14ac" officeooo:paragraph-rsid="002e14ac" style:font-weight-asian="normal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normal" officeooo:rsid="002f830e" officeooo:paragraph-rsid="002f830e" style:font-weight-asian="normal" style:font-weight-complex="normal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style:text-underline-style="none" fo:font-weight="normal" officeooo:rsid="00354455" officeooo:paragraph-rsid="00354455" style:font-weight-asian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bold" officeooo:rsid="00303456" officeooo:paragraph-rsid="00303456" style:font-weight-asian="bold" style:font-weight-complex="bold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bold" officeooo:rsid="00303456" officeooo:paragraph-rsid="0030cd70" style:font-weight-asian="bold" style:font-weight-complex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bold" officeooo:rsid="0032b829" officeooo:paragraph-rsid="0032b829" style:font-weight-asian="bold" style:font-weight-complex="bold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bold" officeooo:rsid="00345b9c" officeooo:paragraph-rsid="00345b9c" style:font-weight-asian="bold" style:font-weight-complex="bold"/>
    </style:style>
    <style:style style:name="P60" style:family="paragraph" style:parent-style-name="Table_20_Contents">
      <style:text-properties style:font-name="Liberation Serif1" fo:font-weight="bold" officeooo:rsid="0030cd70" officeooo:paragraph-rsid="0030cd7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f20f5" style:font-weight-asian="normal" style:font-weight-complex="normal"/>
    </style:style>
    <style:style style:name="T8" style:family="text">
      <style:text-properties style:text-underline-style="none" fo:font-weight="normal" officeooo:rsid="001691f4" style:font-weight-asian="normal" style:font-weight-complex="normal"/>
    </style:style>
    <style:style style:name="T9" style:family="text">
      <style:text-properties style:text-underline-style="none" fo:font-weight="normal" officeooo:rsid="0014ae94" style:font-weight-asian="normal" style:font-weight-complex="normal"/>
    </style:style>
    <style:style style:name="T10" style:family="text">
      <style:text-properties style:text-underline-style="none" fo:font-weight="normal" officeooo:rsid="0027e107" style:font-weight-asian="normal" style:font-weight-complex="normal"/>
    </style:style>
    <style:style style:name="T11" style:family="text">
      <style:text-properties style:text-underline-style="none" fo:font-weight="normal" officeooo:rsid="002d121c" style:font-weight-asian="normal" style:font-weight-complex="normal"/>
    </style:style>
    <style:style style:name="T12" style:family="text">
      <style:text-properties style:text-underline-style="none" officeooo:rsid="000f20f5"/>
    </style:style>
    <style:style style:name="T13" style:family="text">
      <style:text-properties style:text-underline-style="none" officeooo:rsid="0027e107"/>
    </style:style>
    <style:style style:name="T14" style:family="text">
      <style:text-properties style:text-underline-style="none" officeooo:rsid="002d12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escrituração contábil deve ser mantida em registros<text:span text:style-name="T1"> permanentes</text:span><text:span text:style-name="T2">, obedecendo a </text:span><text:span text:style-name="T1">legislação comercial</text:span><text:span text:style-name="T2"> (societária ou empresarial) e aos </text:span><text:span text:style-name="T1">princípios de contabilidade</text:span><text:span text:style-name="T2"> geralmente aceitos, além de observar </text:span><text:span text:style-name="T1">métodos ou critérios uniformes</text:span><text:span text:style-name="T2">.</text:span></text:p>
      <text:p text:style-name="P18"/>
      <text:p text:style-name="P3"><text:span text:style-name="T2">A companhia observará </text:span><text:span text:style-name="T1">exclusivamente em livros ou registros </text:span><text:span text:style-name="T3">auxiliares</text:span><text:span text:style-name="T5">, </text:span><text:span text:style-name="T6">sem qualquer modificação da escrituração mercantil e das demonstrações reguladas na Lei 6.404/76, as disposições da </text:span><text:span text:style-name="T5">lei tributária</text:span><text:span text:style-name="T6">, ou de </text:span><text:span text:style-name="T5">legislação especial</text:span><text:span text:style-name="T6"> sobre a atividade constitui seu objeto, que prescrevam, conduzam ou incentivem a utilização de métodos ou critérios contábeis diferentes ou determinem registros, lançamentos ou ajustes ou a elaboração de outras demonstrações financeiras.</text:span></text:p>
      <text:p text:style-name="P19"/>
      <text:p text:style-name="P4"><text:span text:style-name="T6">O </text:span><text:span text:style-name="T5">produtor rural</text:span><text:span text:style-name="T6"> e o </text:span><text:span text:style-name="T5">MEI</text:span><text:span text:style-name="T6"> estão </text:span><text:span text:style-name="T5">dispensados</text:span><text:span text:style-name="T6"> da escrituração contábil.</text:span></text:p>
      <text:list xml:id="list925796807219428590" text:style-name="L1">
        <text:list-item>
          <text:p text:style-name="P44"><text:span text:style-name="T6">MEI → receita </text:span><text:span text:style-name="T5">bruta</text:span><text:span text:style-name="T6"> &lt;= R$ 81.000,00 </text:span><text:span text:style-name="T7">+ Simples Nacional</text:span></text:p>
        </text:list-item>
      </text:list>
      <text:p text:style-name="P20"/>
      <text:p text:style-name="P5"><text:span text:style-name="T12">L</text:span><text:span text:style-name="T4">ivro Diário</text:span><text:span text:style-name="T6">:</text:span></text:p>
      <text:list xml:id="list4224171501761846186" text:style-name="L2">
        <text:list-item>
          <text:p text:style-name="P21">obrigatório;</text:p>
        </text:list-item>
        <text:list-item>
          <text:p text:style-name="P21">principal → registra todos os fatos contábeis;</text:p>
        </text:list-item>
        <text:list-item>
          <text:p text:style-name="P21">cronológico → fatos contábeis registrados em ordem cronológica;</text:p>
        </text:list-item>
        <text:list-item>
          <text:p text:style-name="P21">comum → para todas as empresas.</text:p>
        </text:list-item>
      </text:list>
      <text:p text:style-name="P22"/>
      <text:p text:style-name="P6"><text:span text:style-name="T4">Livro Razão</text:span><text:span text:style-name="T6">:</text:span></text:p>
      <text:list xml:id="list1245080463312568118" text:style-name="L3">
        <text:list-item>
          <text:p text:style-name="P23">facultativo pela legislação societária;</text:p>
        </text:list-item>
        <text:list-item>
          <text:p text:style-name="P23">obrigatório só para as entidades obrigadas a declarar o IR com base no Lucro Real;</text:p>
        </text:list-item>
        <text:list-item>
          <text:p text:style-name="P24">principal → registra todos os fatos contábeis;</text:p>
        </text:list-item>
        <text:list-item>
          <text:p text:style-name="P25">sistemático → fatos contábeis registrados por tipos de contas.</text:p>
        </text:list-item>
      </text:list>
      <text:p text:style-name="P26"/>
      <text:p text:style-name="P27">O contribuinte do IR sobre lucro real deve manter, entre outros, os livros: Registro de Inventário, Registro de Compras, LALUR.</text:p>
      <text:p text:style-name="P27"/>
      <text:p text:style-name="P7"><text:span text:style-name="T4">Livro Caixa</text:span><text:span text:style-name="T6">:</text:span></text:p>
      <text:list xml:id="list4618199416079898117" text:style-name="L4">
        <text:list-item>
          <text:p text:style-name="P28">não existe determinação na legislação quanto à forma de sua escrituração;</text:p>
        </text:list-item>
        <text:list-item>
          <text:p text:style-name="P45"><text:span text:style-name="T9">r</text:span><text:span text:style-name="T6">egistra cronologicamente os recebimentos e pagamentos realizados.</text:span></text:p>
        </text:list-item>
      </text:list>
      <text:p text:style-name="P29"/>
      <text:p text:style-name="P8"><text:span text:style-name="T4">Livros obrigatórios das SA’s</text:span><text:span text:style-name="T6">: além dos obrigatórios a todos, também são obrigatórios às SA’s </text:span><text:span text:style-name="T8">livros</text:span><text:span text:style-name="T6">:</text:span></text:p>
      <text:list xml:id="list4056463669446517600" text:style-name="L5">
        <text:list-item>
          <text:p text:style-name="P30">de Registro de Ações Nominativas;</text:p>
        </text:list-item>
        <text:list-item>
          <text:p text:style-name="P30">de Transferência de Ações Nominativas;</text:p>
        </text:list-item>
        <text:list-item>
          <text:p text:style-name="P30">de Registro de Partes Beneficiárias Nominativas;</text:p>
        </text:list-item>
        <text:list-item>
          <text:p text:style-name="P30">de Transferência de Partes Beneficiárias Nominativas;</text:p>
        </text:list-item>
        <text:list-item>
          <text:p text:style-name="P30">de Atas de Assembleias Gerais;</text:p>
        </text:list-item>
        <text:list-item>
          <text:p text:style-name="P30">de Presença dos Acionistas;</text:p>
        </text:list-item>
        <text:list-item>
          <text:p text:style-name="P30">de Atas das Reuniões do Conselho de Administração (se houver);</text:p>
        </text:list-item>
        <text:list-item>
          <text:p text:style-name="P30">de Atas das Reuniões de Diretoria;</text:p>
        </text:list-item>
        <text:list-item>
          <text:p text:style-name="P30">de Atas e Pareceres do Conselho Fiscal.</text:p>
        </text:list-item>
      </text:list>
      <text:p text:style-name="P31"/>
      <text:p text:style-name="P9"><text:soft-page-break/><text:span text:style-name="T4">Formalidades da escrituração contábil</text:span><text:span text:style-name="T6">: data, conta devedora, conta credora, histórico, valor e informação que permita identificar de forma unívoca todos os registros que integram um mesmo lançamento contábil.</text:span></text:p>
      <text:p text:style-name="P32"/>
      <text:p text:style-name="P10"><text:span text:style-name="T4">Escrituração resumida do Diário</text:span><text:span text:style-name="T6">:</text:span></text:p>
      <text:list xml:id="list6923005695913285874" text:style-name="L6">
        <text:list-item>
          <text:p text:style-name="P33">totais que não excedam 30 dias;</text:p>
        </text:list-item>
        <text:list-item>
          <text:p text:style-name="P34">operações numerosas ou realizadas fora da sede;</text:p>
        </text:list-item>
        <text:list-item>
          <text:p text:style-name="P35">deve haver escrituração analítica lançada em registros auxiliares.</text:p>
        </text:list-item>
      </text:list>
      <text:p text:style-name="P36"/>
      <text:p text:style-name="P11"><text:span text:style-name="T6">Formalidades </text:span><text:span text:style-name="T4">extrínsecas</text:span><text:span text:style-name="T6"> (livro não digital):</text:span></text:p>
      <text:list xml:id="list1814922318676829648" text:style-name="L7">
        <text:list-item>
          <text:p text:style-name="P37">encadernação;</text:p>
        </text:list-item>
        <text:list-item>
          <text:p text:style-name="P37">numeração sequencial das folhas;</text:p>
        </text:list-item>
        <text:list-item>
          <text:p text:style-name="P37">termo de abertura e de encerramento assinados pelo profissional de Contabilidade registrado no CRC e pelo representante da entidade;</text:p>
        </text:list-item>
      </text:list>
      <text:p text:style-name="P38"/>
      <text:p text:style-name="P11"><text:span text:style-name="T6">Formalidades </text:span><text:span text:style-name="T4">extrínsecas</text:span><text:span text:style-name="T6"> (livro digital):</text:span></text:p>
      <text:list xml:id="list5233151994368432721" text:style-name="L8">
        <text:list-item>
          <text:p text:style-name="P39">assinatura digital pelo profissional de Contabilidade e pela entidade;</text:p>
        </text:list-item>
        <text:list-item>
          <text:p text:style-name="P39">quando exigível por legislação específica, ser autenticado em registro público ou entidade competente.</text:p>
        </text:list-item>
      </text:list>
      <text:p text:style-name="P40"/>
      <text:p text:style-name="P12"><text:span text:style-name="T6">Formalidades </text:span><text:span text:style-name="T4">intrínsecas</text:span><text:span text:style-name="T6">:</text:span></text:p>
      <text:list xml:id="list6685704554131020302" text:style-name="L9">
        <text:list-item>
          <text:p text:style-name="P41">idioma e moeda corrente nacionais;</text:p>
        </text:list-item>
        <text:list-item>
          <text:p text:style-name="P41">forma contábil;</text:p>
        </text:list-item>
        <text:list-item>
          <text:p text:style-name="P41">ordem cronológica de dia, mês e ano;</text:p>
        </text:list-item>
        <text:list-item>
          <text:p text:style-name="P41">sem espaços em branco, entrelinhas, borrões, rasuras ou emendas;</text:p>
        </text:list-item>
        <text:list-item>
          <text:p text:style-name="P41">com base em documentos de origem externa ou interna ou, na sua falta, em elementos que comprovem ou evidenciem fatos contábeis.</text:p>
        </text:list-item>
      </text:list>
      <text:p text:style-name="P42"/>
      <text:p text:style-name="P13"><text:span text:style-name="T6">Inobservância de formalidade </text:span><text:span text:style-name="T4">extrínseca</text:span><text:span text:style-name="T6"> → invalida o livro inteiro.</text:span></text:p>
      <text:p text:style-name="P13"><text:span text:style-name="T6">Inobservância de formalidade </text:span><text:span text:style-name="T4">intrínseca</text:span><text:span text:style-name="T6"> → invalida apenas registro onde ocorreu.</text:span></text:p>
      <text:p text:style-name="P43"/>
      <text:p text:style-name="P14"><text:span text:style-name="T6">A </text:span><text:span text:style-name="T4">transferência</text:span><text:span text:style-name="T6"> é </text:span><text:span text:style-name="T10">um </text:span><text:span text:style-name="T13">estorno parcial</text:span><text:span text:style-name="T10">:</text:span></text:p>
      <text:p text:style-name="P46">Registro errado de compra a vista de veículos:</text:p>
      <text:p text:style-name="P46">D – Veículos</text:p>
      <text:p text:style-name="P46">C – Fornecedores <text:s text:c="4"/>20.000</text:p>
      <text:p text:style-name="P46"/>
      <text:p text:style-name="P46">Transferência para a conta correta:</text:p>
      <text:p text:style-name="P46">D – Fornecedores</text:p>
      <text:p text:style-name="P46">C – Caixa <text:s text:c="11"/>20.000</text:p>
      <text:p text:style-name="P50"/>
      <text:p text:style-name="P17"><text:span text:style-name="T4">Desconto de duplicatas</text:span><text:span text:style-name="T6">:</text:span></text:p>
      <text:p text:style-name="P51">Contratação do desconto de duplicatas junto ao banco:</text:p>
      <text:p text:style-name="P47">D – Banco c/ movimento <text:s text:c="5"/>4.500</text:p>
      <text:p text:style-name="P47">D – Encargos a transcorrer <text:s text:c="3"/>500</text:p>
      <text:p text:style-name="P48">C – Duplicatas descontadas <text:s/>5.000</text:p>
      <text:p text:style-name="P48"/>
      <text:p text:style-name="P52"><text:soft-page-break/>No vencimento das duplicatas descontadas:</text:p>
      <text:p text:style-name="P15"><text:span text:style-name="T11">Se </text:span><text:span text:style-name="T14">cliente paga</text:span><text:span text:style-name="T11"> as duplicatas:</text:span></text:p>
      <text:p text:style-name="P49">D – Duplicatas descontadas 5.000</text:p>
      <text:p text:style-name="P49">C – Duplicatas a receber <text:s text:c="2"/>5.000</text:p>
      <text:p text:style-name="P49"/>
      <text:p text:style-name="P16"><text:span text:style-name="T6">Se </text:span><text:span text:style-name="T4">cliente não paga</text:span><text:span text:style-name="T6"> as duplicatas:</text:span></text:p>
      <text:p text:style-name="P49">D – Duplicatas descontadas 5.000</text:p>
      <text:p text:style-name="P49">C – Bancos <text:s text:c="16"/>5.000</text:p>
      <text:p text:style-name="P49"/>
      <text:p text:style-name="P16"><text:span text:style-name="T6">Se </text:span><text:span text:style-name="T4">cliente paga apenas parte</text:span><text:span text:style-name="T6"> das duplicatas:</text:span></text:p>
      <text:p text:style-name="P49">D – Duplicatas descontadas 5.000</text:p>
      <text:p text:style-name="P49">C – Duplicatas a receber <text:s text:c="2"/>3.000</text:p>
      <text:p text:style-name="P49">C – Bancos <text:s text:c="16"/>2.000</text:p>
      <text:p text:style-name="P49"/>
      <text:p text:style-name="P53"/>
      <text:p text:style-name="P54">Quando uma questão falar que houve um <text:span text:style-name="T1">lançamento a maior ou menor</text:span>, já associe à <text:span text:style-name="T1">complementação</text:span>. O lançamento de <text:span text:style-name="T1">complementação</text:span> é aquele que vem posteriormente complementar, <text:span text:style-name="T1">aumentando ou reduzindo</text:span> o valor anteriormente registrado.</text:p>
      <text:p text:style-name="P54"/>
      <text:p text:style-name="P55">Estorno → lançamento inverso, anulando integralmente</text:p>
      <text:p text:style-name="P55">Transferência → estorno parcial</text:p>
      <text:p text:style-name="P55">Complementação → complementar valor registrado a menor</text:p>
      <text:p text:style-name="P5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0">Livros Auxiliares</text:p>
          </table:table-cell>
        </table:table-row>
        <table:table-row>
          <table:table-cell table:style-name="Tabela1.A2" office:value-type="string">
            <text:p text:style-name="P57">Livro de Inventário<text:span text:style-name="T2">: registrar bens de consumo, mercadorias, matérias-primas e outros materiais que estejam estocados nas datas em que forem levantados os balanços.</text:span></text:p>
            <text:p text:style-name="P57"><text:span text:style-name="T2"/></text:p>
            <text:p text:style-name="P57">Livro Caixa<text:span text:style-name="T2">: controlar entradas e saídas de numerário.</text:span></text:p>
            <text:p text:style-name="P57"><text:span text:style-name="T2"/></text:p>
            <text:p text:style-name="P57">Livro de Entrada de Mercadorias<text:span text:style-name="T2">: registrar cronologicamente todas as mercadorias adquiridas e recebidas pela entidade.</text:span></text:p>
            <text:p text:style-name="P57"><text:span text:style-name="T2"/></text:p>
            <text:p text:style-name="P57">Livro de Saída de Mercadorias<text:span text:style-name="T2">: registrar cronologicamente todas as vendas de mercadorias ou de produtos.</text:span></text:p>
            <text:p text:style-name="P57"><text:span text:style-name="T2"/></text:p>
            <text:p text:style-name="P57">Livro de Registro de Prestação de Serviços<text:span text:style-name="T2">: registrar todas as operações de serviços, de maneira a individualizar todas as notas de serviços. Livro obrigatório perante o fisco municipal.</text:span></text:p>
          </table:table-cell>
        </table:table-row>
      </table:table>
      <text:p text:style-name="P56"><text:span text:style-name="T2"/></text:p>
      <text:p text:style-name="P58"><text:span text:style-name="T2">Os livros </text:span>principais<text:span text:style-name="T2"> registram </text:span>todos os fatos contábeis<text:span text:style-name="T2">.</text:span></text:p>
      <text:p text:style-name="P58"><text:span text:style-name="T2"/></text:p>
      <text:p text:style-name="P59"><text:span text:style-name="T2">A depender da necessidade da empresa, o </text:span>balancete de verificação<text:span text:style-name="T2"> pode apresentar-se com 2, 4, 6 e até 8 colunas, sendo que, quanto maior for o número de colunas, maior será a quantidade de dados oferecidos ao usuá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8310" officeooo:paragraph-rsid="000d831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Escrituração: conceitos e métodos. Lançamento contábil: rotina e fórmulas. Livros de escrituração: obrigatoriedade, funções e formas de escrituração. Erros de escrituração e suas correções. Sistema de partidas dobradas. Balancete de verificaçã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3:04:03.968012722</meta:creation-date>
    <dc:date>2018-02-19T13:22:59.318889274</dc:date>
    <meta:editing-duration>PT2H29M34S</meta:editing-duration>
    <meta:editing-cycles>40</meta:editing-cycles>
    <meta:generator>LibreOffice/5.2.7.2$Linux_X86_64 LibreOffice_project/20m0$Build-2</meta:generator>
    <meta:document-statistic meta:table-count="1" meta:image-count="0" meta:object-count="0" meta:page-count="3" meta:paragraph-count="84" meta:word-count="815" meta:character-count="5553" meta:non-whitespace-character-count="4780"/>
  </office:meta>
</office:document-meta>
</file>